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ito — abaixo está um plano de ação <text:span text:style-name="Strong_20_Emphasis">pragmático</text:span> para lançar e escalar o <text:span text:style-name="Strong_20_Emphasis">Plano Starter (R$ 49)</text:span> com <text:span text:style-name="Strong_20_Emphasis">mentoria</text:span> e <text:span text:style-name="Strong_20_Emphasis">comunidade no WhatsApp</text:span>, além de <text:span text:style-name="Strong_20_Emphasis">suporte por e-mail com respostas até 48h</text:span>.</text:p>
      <text:h text:style-name="Heading_20_1" text:outline-level="1">1) Posicionamento e oferta</text:h>
      <text:list xml:id="list51885715" text:style-name="L1">
        <text:list-item>
          <text:p text:style-name="P1"><text:span text:style-name="Strong_20_Emphasis">Quem compra:</text:span> squads pequenos, PMs/devs júnior-pleno, agências e freelancers que precisam sair do Free e operar com previsibilidade.</text:p>
        </text:list-item>
        <text:list-item>
          <text:p text:style-name="P1"><text:span text:style-name="Strong_20_Emphasis">Proposta de valor:</text:span> “De zero ao fluxo em produção em 30 dias, com mentoria em grupo + respostas em até 48h por e-mail.”</text:p>
        </text:list-item>
        <text:list-item>
          <text:p text:style-name="P1"><text:span text:style-name="Strong_20_Emphasis">Pacote Starter (R$ 49):</text:span> produto + <text:span text:style-name="Strong_20_Emphasis">grupo WhatsApp</text:span> por coorte + <text:span text:style-name="Strong_20_Emphasis">mentoria em grupo</text:span> (1h/semana) + <text:span text:style-name="Strong_20_Emphasis">SLA de resposta por e-mail ≤48h</text:span>.</text:p>
        </text:list-item>
        <text:list-item>
          <text:p text:style-name="P1"><text:span text:style-name="Strong_20_Emphasis">Bônus de lançamento (primeiro mês, opcional):</text:span> 2 “template premium” + sessão de diagnóstico de 20 min em grupo (vagas limitadas). Deixar condições visíveis (lotes, datas, elegibilidade).</text:p>
        </text:list-item>
      </text:list>
      <text:h text:style-name="Heading_20_1" text:outline-level="1">2) Metas 30/60/90 dias</text:h>
      <text:list xml:id="list3795079268" text:style-name="L2">
        <text:list-item>
          <text:p text:style-name="P2"><text:span text:style-name="Strong_20_Emphasis">D30:</text:span> 300 assinantes, ativação (1º fluxo em 7 dias) ≥ 60%, 2 coortes no WhatsApp ativas.</text:p>
        </text:list-item>
        <text:list-item>
          <text:p text:style-name="P2"><text:span text:style-name="Strong_20_Emphasis">D60:</text:span> 700 assinantes, retenção D30 ≥ 70%, NPS ≥ 45.</text:p>
        </text:list-item>
        <text:list-item>
          <text:p text:style-name="P2"><text:span text:style-name="Strong_20_Emphasis">D90:</text:span> 1.200 assinantes, upgrade Free→Starter ≥ 8%/mês, 20 casos públicos (portfólio).</text:p>
        </text:list-item>
      </text:list>
      <text:h text:style-name="Heading_20_1" text:outline-level="1">3) Lançamento em 4 semanas (cronograma)</text:h>
      <text:p text:style-name="Text_20_body"><text:span text:style-name="Strong_20_Emphasis">Semana 0 – Pré-lançamento</text:span></text:p>
      <text:list xml:id="list141901092" text:style-name="L3">
        <text:list-item>
          <text:p text:style-name="P3">Lista de espera (LP curta) + banner in-app para Free (“Mentoria + grupo WA: vagas limitadas”).</text:p>
        </text:list-item>
        <text:list-item>
          <text:p text:style-name="P3">Seleção de 50 “Founding Starters” (pedir prova de caso de uso).</text:p>
        </text:list-item>
        <text:list-item>
          <text:p text:style-name="P3">Setar infraestrutura: grupos WhatsApp (até 200 por grupo), caixa <text:span text:style-name="Strong_20_Emphasis">starter@</text:span> com SLA 48h, calendários, templates de e-mail e de respostas.</text:p>
        </text:list-item>
      </text:list>
      <text:p text:style-name="Text_20_body"><text:span text:style-name="Strong_20_Emphasis">Semana 1 – Go-live</text:span></text:p>
      <text:list xml:id="list3229233598" text:style-name="L4">
        <text:list-item>
          <text:p text:style-name="P4">Anúncio em todos os canais (produto, e-mail, social).</text:p>
        </text:list-item>
        <text:list-item>
          <text:p text:style-name="P4"><text:span text:style-name="Strong_20_Emphasis">Sessão Kickoff</text:span> (webinar 45 min) explicando trilha Starter.</text:p>
        </text:list-item>
        <text:list-item>
          <text:p text:style-name="P4">Abrir <text:span text:style-name="Strong_20_Emphasis">Corte #1</text:span> (grupo WhatsApp).</text:p>
        </text:list-item>
        <text:list-item>
          <text:p text:style-name="P4">Disparar <text:span text:style-name="Strong_20_Emphasis">sequência de onboarding</text:span> (abaixo).</text:p>
        </text:list-item>
      </text:list>
      <text:p text:style-name="Text_20_body"><text:span text:style-name="Strong_20_Emphasis">Semana 2 – Tração</text:span></text:p>
      <text:list xml:id="list4040605830" text:style-name="L5">
        <text:list-item>
          <text:p text:style-name="P5"><text:span text:style-name="Strong_20_Emphasis">Mentoria em grupo</text:span> (1h) focada em “primeiro fluxo em produção”.</text:p>
        </text:list-item>
        <text:list-item>
          <text:p text:style-name="P5">Publicar <text:span text:style-name="Strong_20_Emphasis">Template Premium #1</text:span> (com tutorial 5 min).</text:p>
        </text:list-item>
        <text:list-item>
          <text:p text:style-name="P5"><text:soft-page-break/>Teste A/B de paywall in-app (modal vs. slide-over) e preço exibido com ancoragem no Pro.</text:p>
        </text:list-item>
      </text:list>
      <text:p text:style-name="Text_20_body"><text:span text:style-name="Strong_20_Emphasis">Semana 3 – Prova social</text:span></text:p>
      <text:list xml:id="list630581724" text:style-name="L6">
        <text:list-item>
          <text:p text:style-name="P6">Ship Friday especial para Starter (vitrine + estudo de caso curto).</text:p>
        </text:list-item>
        <text:list-item>
          <text:p text:style-name="P6"><text:span text:style-name="Strong_20_Emphasis">Campanha de upgrades</text:span> para Free com prova social dos primeiros resultados (vídeos 30–60s).</text:p>
        </text:list-item>
      </text:list>
      <text:p text:style-name="Text_20_body"><text:span text:style-name="Strong_20_Emphasis">Semana 4 – Otimização</text:span></text:p>
      <text:list xml:id="list2666763856" text:style-name="L7">
        <text:list-item>
          <text:p text:style-name="P7">“Ask-me-anything” no WhatsApp (texto) + <text:span text:style-name="Strong_20_Emphasis">Mentoria #2</text:span> (travas e escalabilidade).</text:p>
        </text:list-item>
        <text:list-item>
          <text:p text:style-name="P7">Publicar <text:span text:style-name="Strong_20_Emphasis">Template Premium #2</text:span>.</text:p>
        </text:list-item>
        <text:list-item>
          <text:p text:style-name="P7">Review de métricas e ajustes de funil/precificação de excedentes no aviso in-app.</text:p>
        </text:list-item>
      </text:list>
      <text:h text:style-name="Heading_20_1" text:outline-level="1">4) Funis e alavancas</text:h>
      <text:p text:style-name="Text_20_body"><text:span text:style-name="Strong_20_Emphasis">Aquisição (priorize base Free)</text:span></text:p>
      <text:list xml:id="list3133776558" text:style-name="L8">
        <text:list-item>
          <text:p text:style-name="P8">In-app: banner no limite de runs + checklist “pronto para produção?” com CTA Starter.</text:p>
        </text:list-item>
        <text:list-item>
          <text:p text:style-name="P8">E-mail: 3 toques (anúncio → prova social → última chamada).</text:p>
        </text:list-item>
        <text:list-item>
          <text:p text:style-name="P8">Social orgânico + parceiros (bootcamps, comunidades dev/PM).</text:p>
        </text:list-item>
      </text:list>
      <text:p text:style-name="Text_20_body"><text:span text:style-name="Strong_20_Emphasis">Ativação (TTV &lt; 30 min)</text:span></text:p>
      <text:list xml:id="list3563960608" text:style-name="L9">
        <text:list-item>
          <text:p text:style-name="P9">Template “pronto para produção” com 1 clique.</text:p>
        </text:list-item>
        <text:list-item>
          <text:p text:style-name="P9">Sessão de <text:span text:style-name="Strong_20_Emphasis">onboarding ao vivo</text:span> semanal.</text:p>
        </text:list-item>
        <text:list-item>
          <text:p text:style-name="P9">“Checklist Starter” guiado: conectar 1 app → rodar 1 fluxo → registrar métrica.</text:p>
        </text:list-item>
      </text:list>
      <text:p text:style-name="Text_20_body"><text:span text:style-name="Strong_20_Emphasis">Retenção e valor contínuo</text:span></text:p>
      <text:list xml:id="list4102326592" text:style-name="L10">
        <text:list-item>
          <text:p text:style-name="P10">1 <text:span text:style-name="Strong_20_Emphasis">mentoria em grupo</text:span> por semana (roteiro abaixo).</text:p>
        </text:list-item>
        <text:list-item>
          <text:p text:style-name="P10">Conteúdo “operar com confiança”: limites por run, playbooks de ação externa, troubleshooting.</text:p>
        </text:list-item>
        <text:list-item>
          <text:p text:style-name="P10"><text:span text:style-name="Strong_20_Emphasis">Respostas por e-mail ≤48h</text:span> (triagem, macros e roteiros).</text:p>
        </text:list-item>
      </text:list>
      <text:p text:style-name="Text_20_body"><text:span text:style-name="Strong_20_Emphasis">Upgrade &amp; expansão</text:span></text:p>
      <text:list xml:id="list3182001662" text:style-name="L11">
        <text:list-item>
          <text:p text:style-name="P11">Add-ons visíveis no painel (ações externas, memória, alertas) com medidor e projeção de custo.</text:p>
        </text:list-item>
        <text:list-item>
          <text:p text:style-name="P11">Ofertas para <text:span text:style-name="Strong_20_Emphasis">Pro</text:span> quando excedentes &gt;30% por 2 meses (sinalizado no produto).</text:p>
        </text:list-item>
        <text:list-item>
          <text:p text:style-name="P11">Upsell de <text:span text:style-name="Strong_20_Emphasis">mentoria 1:1</text:span> (paga) para quem bater gargalos.</text:p>
        </text:list-item>
      </text:list>
      <text:h text:style-name="Heading_20_1" text:outline-level="1"><text:soft-page-break/>5) Programa de mentoria + WhatsApp (playbook)</text:h>
      <text:p text:style-name="Text_20_body"><text:span text:style-name="Strong_20_Emphasis">Estrutura</text:span></text:p>
      <text:list xml:id="list2026419411" text:style-name="L12">
        <text:list-item>
          <text:p text:style-name="P12"><text:span text:style-name="Strong_20_Emphasis">Coortes mensais</text:span> (até 180 pessoas/coorte; se passar, abrir #2).</text:p>
        </text:list-item>
        <text:list-item>
          <text:p text:style-name="P12">Regras: respeito, foco técnico, sem spam; link de condução para e-mail se exigir logs.</text:p>
        </text:list-item>
        <text:list-item>
          <text:p text:style-name="P12">Horário fixo: <text:span text:style-name="Strong_20_Emphasis">quartas 12h</text:span> (1h, Zoom/YT privado) + “plantão de dúvidas” no WhatsApp às <text:span text:style-name="Strong_20_Emphasis">segundas 17h</text:span> (janela de 30 min, texto/áudio curto).</text:p>
        </text:list-item>
      </text:list>
      <text:p text:style-name="Text_20_body"><text:span text:style-name="Strong_20_Emphasis">Roteiro semanal (4 semanas)</text:span></text:p>
      <text:list xml:id="list2035630872" text:style-name="L13">
        <text:list-item>
          <text:p text:style-name="P13"><text:span text:style-name="Strong_20_Emphasis">Kickoff &amp; objetivos</text:span>: escolher 1 caso de uso e meta de resultado (tempo economizado/SLAs).</text:p>
        </text:list-item>
        <text:list-item>
          <text:p text:style-name="P13"><text:span text:style-name="Strong_20_Emphasis">Arquitetura &amp; limites</text:span>: boas práticas, tokens por run, ações externas, alertas.</text:p>
        </text:list-item>
        <text:list-item>
          <text:p text:style-name="P13"><text:span text:style-name="Strong_20_Emphasis">Escala &amp; confiabilidade</text:span>: reexecução, monitoramento e logs; quando usar add-ons.</text:p>
        </text:list-item>
        <text:list-item>
          <text:p text:style-name="P13"><text:span text:style-name="Strong_20_Emphasis">Demo &amp; roadmap</text:span>: compartilhar cases, feedback, próximos passos.</text:p>
        </text:list-item>
      </text:list>
      <text:p text:style-name="Text_20_body"><text:span text:style-name="Strong_20_Emphasis">Moderadores</text:span></text:p>
      <text:list xml:id="list1286547302" text:style-name="L14">
        <text:list-item>
          <text:p text:style-name="P14">Community manager (coordena, puxa dúvidas para e-mail quando necessário).</text:p>
        </text:list-item>
        <text:list-item>
          <text:p text:style-name="P14">Eng/PM (entra no grupo 1–2x por semana, prioriza respostas técnicas mais complexas por e-mail ≤48h).</text:p>
        </text:list-item>
      </text:list>
      <text:h text:style-name="Heading_20_1" text:outline-level="1">6) Suporte por e-mail ≤48h (operações)</text:h>
      <text:list xml:id="list2670103680" text:style-name="L15">
        <text:list-item>
          <text:p text:style-name="P15"><text:span text:style-name="Strong_20_Emphasis">Caixa única:</text:span> starter@.</text:p>
        </text:list-item>
        <text:list-item>
          <text:p text:style-name="P15"><text:span text:style-name="Strong_20_Emphasis">SLA:</text:span> 2 dias úteis; auto-reply com nº de ticket e links úteis.</text:p>
        </text:list-item>
        <text:list-item>
          <text:p text:style-name="P15"><text:span text:style-name="Strong_20_Emphasis">Triage:</text:span> nível 1 (CM) usa <text:span text:style-name="Strong_20_Emphasis">macros</text:span>; nível 2 (Eng/PM) pega cenários com logs/anexo.</text:p>
        </text:list-item>
        <text:list-item>
          <text:p text:style-name="P15"><text:span text:style-name="Strong_20_Emphasis">Métricas:</text:span> % respondido ≤48h, CSAT por ticket, backlog médio, tempo de 1ª resposta.</text:p>
        </text:list-item>
      </text:list>
      <text:h text:style-name="Heading_20_1" text:outline-level="1">7) Sequência de e-mail (Starter)</text:h>
      <text:list xml:id="list1682534595" text:style-name="L16">
        <text:list-item>
          <text:p text:style-name="P16"><text:span text:style-name="Strong_20_Emphasis">Bem-vindo</text:span> (imediato): instruções + link do grupo WhatsApp + calendário mentoria.</text:p>
        </text:list-item>
        <text:list-item>
          <text:p text:style-name="P16"><text:span text:style-name="Strong_20_Emphasis">Dia 2 – Ativação:</text:span> passo a passo do primeiro fluxo + vídeo 5 min.</text:p>
        </text:list-item>
        <text:list-item>
          <text:p text:style-name="P16"><text:span text:style-name="Strong_20_Emphasis">Dia 5 – Valor:</text:span> Template Premium #1 + checklist “pronto para produção”.</text:p>
        </text:list-item>
        <text:list-item>
          <text:p text:style-name="P16"><text:span text:style-name="Strong_20_Emphasis">Dia 12 – Mentoria:</text:span> pauta da semana + call to action para dúvidas.</text:p>
        </text:list-item>
        <text:list-item>
          <text:p text:style-name="P16"><text:span text:style-name="Strong_20_Emphasis">Dia 20 – Prova social:</text:span> 3 mini-cases; convite para postar o seu.</text:p>
        </text:list-item>
        <text:list-item>
          <text:p text:style-name="P16"><text:span text:style-name="Strong_20_Emphasis">Dia 28 – Renovação/Up-next:</text:span> próximos templates + quando considerar o Pro.</text:p>
        </text:list-item>
      </text:list>
      <text:h text:style-name="Heading_20_1" text:outline-level="1"><text:soft-page-break/>8) Scripts prontos</text:h>
      <text:p text:style-name="Text_20_body"><text:span text:style-name="Strong_20_Emphasis">Modal in-app (Free → Starter)</text:span></text:p>
      <text:p text:style-name="Quotations">Pronto para produção? Entre no Starter (R$ 49): mentoria em grupo, WhatsApp da turma e respostas por e-mail em até 48h. Comece hoje.</text:p>
      <text:p text:style-name="Text_20_body"><text:span text:style-name="Strong_20_Emphasis">WhatsApp – Mensagem de boas-vindas</text:span></text:p>
      <text:p text:style-name="Quotations">Bem-vindo à Coorte Starter! Fixados: regras, calendário e template premium. Dúvidas rápidas por aqui; casos longos → starter@ (SLA 48h). Apresente seu caso de uso 👇</text:p>
      <text:p text:style-name="Text_20_body"><text:span text:style-name="Strong_20_Emphasis">E-mail – Anúncio de lançamento</text:span></text:p>
      <text:p text:style-name="Quotations">Assunto: Starter com mentoria + grupo WA (vagas limitadas)<text:line-break/>…CTA: Assinar agora (R$ 49) • Entrar no grupo da coorte • Calendário da mentoria.</text:p>
      <text:h text:style-name="Heading_20_1" text:outline-level="1">9) Métricas &amp; painéis</text:h>
      <text:list xml:id="list3815714332" text:style-name="L17">
        <text:list-item>
          <text:p text:style-name="P17"><text:span text:style-name="Strong_20_Emphasis">Ativação:</text:span> % 1º fluxo ativo em 7 dias; TTV mediano.</text:p>
        </text:list-item>
        <text:list-item>
          <text:p text:style-name="P17"><text:span text:style-name="Strong_20_Emphasis">Engajamento:</text:span> participação nas mentorias, msgs úteis no WA, aberturas/clicks de e-mail.</text:p>
        </text:list-item>
        <text:list-item>
          <text:p text:style-name="P17"><text:span text:style-name="Strong_20_Emphasis">Retenção:</text:span> D30, D60, churn por motivo.</text:p>
        </text:list-item>
        <text:list-item>
          <text:p text:style-name="P17"><text:span text:style-name="Strong_20_Emphasis">Receita:</text:span> MRR, upgrades, excedentes por cliente.</text:p>
        </text:list-item>
        <text:list-item>
          <text:p text:style-name="P17"><text:span text:style-name="Strong_20_Emphasis">Suporte:</text:span> SLA ≤48h, CSAT, tópicos mais frequentes (viram conteúdo/FAQ).</text:p>
        </text:list-item>
      </text:list>
      <text:h text:style-name="Heading_20_1" text:outline-level="1">10) Equipe &amp; orçamento (90 dias)</text:h>
      <text:list xml:id="list237656593" text:style-name="L18">
        <text:list-item>
          <text:p text:style-name="P18"><text:span text:style-name="Strong_20_Emphasis">Community Manager (0,5–1 FTE)</text:span>: grupos WA, mentoria, e-mails.</text:p>
        </text:list-item>
        <text:list-item>
          <text:p text:style-name="P18"><text:span text:style-name="Strong_20_Emphasis">Eng/PM (0,3 FTE)</text:span>: revisão técnica, templates premium, office hours.</text:p>
        </text:list-item>
        <text:list-item>
          <text:p text:style-name="P18"><text:span text:style-name="Strong_20_Emphasis">Conteúdo/Design (0,25 FTE)</text:span>: vídeos 5 min, cases, artes.</text:p>
        </text:list-item>
        <text:list-item>
          <text:p text:style-name="P18"><text:span text:style-name="Strong_20_Emphasis">Ferramentas:</text:span> WhatsApp Business/Call links, help desk simples, Zoom/Meet, automação de e-mail.</text:p>
        </text:list-item>
        <text:list-item>
          <text:p text:style-name="P18"><text:span text:style-name="Strong_20_Emphasis">Mídia:</text:span> R$ 3–5k para remarketing em usuários Free e lookalike.</text:p>
        </text:list-item>
      </text:list>
      <text:h text:style-name="Heading_20_1" text:outline-level="1">11) Riscos &amp; mitigação</text:h>
      <text:list xml:id="list244018917" text:style-name="L19">
        <text:list-item>
          <text:p text:style-name="P19"><text:span text:style-name="Strong_20_Emphasis">Saturação do WhatsApp:</text:span> dividir por coortes/temas; resumo semanal por e-mail.</text:p>
        </text:list-item>
        <text:list-item>
          <text:p text:style-name="P19"><text:span text:style-name="Strong_20_Emphasis">SLA de 48h sob demanda alta:</text:span> macros + triagem + filas claras; priorizar bugs críticos.</text:p>
        </text:list-item>
        <text:list-item>
          <text:p text:style-name="P19"><text:span text:style-name="Strong_20_Emphasis">Baixa ativação:</text:span> reforçar live onboarding + template 1-clique + tutoriais de 60–90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32:55.862000000</meta:creation-date>
    <dc:date>2025-11-06T08:33:56.215000000</dc:date>
    <meta:editing-duration>PT1M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96" meta:word-count="1028" meta:character-count="6236" meta:non-whitespace-character-count="5362"/>
  </office:meta>
</office:document-meta>
</file>